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900000191CEDF6CCA31250E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2f1fbd" officeooo:paragraph-rsid="002f1fbd" style:font-size-asian="14pt" style:font-size-complex="14pt"/>
    </style:style>
    <style:style style:name="T1" style:family="text">
      <style:text-properties officeooo:rsid="00309a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<text:span text:style-name="T1">possible </text:span>solution<text:span text:style-name="T1">s</text:span> for the provided SAT</text:p>
      <text:p text:style-name="P1"/>
      <text:p text:style-name="P1"><draw:frame draw:style-name="fr1" draw:name="Image1" text:anchor-type="char" svg:width="17cm" svg:height="8.957cm" draw:z-index="0"><draw:image xlink:href="Pictures/10000201000002F900000191CEDF6CCA31250E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4-08T20:43:40.098000000</dc:date>
    <meta:editing-duration>PT39M21S</meta:editing-duration>
    <meta:editing-cycles>39</meta:editing-cycles>
    <meta:document-statistic meta:table-count="0" meta:image-count="1" meta:object-count="0" meta:page-count="1" meta:paragraph-count="1" meta:word-count="7" meta:character-count="43" meta:non-whitespace-character-count="37"/>
  </office:meta>
</office:document-meta>
</file>